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15b6b" officeooo:paragraph-rsid="00015b6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officeooo:rsid="0000047d" officeooo:paragraph-rsid="0000047d"/>
    </style:style>
    <style:style style:name="P3" style:family="paragraph" style:parent-style-name="Standard">
      <style:paragraph-properties fo:text-align="start" style:justify-single-word="false"/>
      <style:text-properties fo:font-size="16pt" officeooo:rsid="0000047d" officeooo:paragraph-rsid="0000047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2cd5c" officeooo:paragraph-rsid="0002cd5c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63800" officeooo:paragraph-rsid="0006380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3800" officeooo:paragraph-rsid="00063800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08e45b" officeooo:paragraph-rsid="0008e45b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0ac385" officeooo:paragraph-rsid="000ac38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c385" officeooo:paragraph-rsid="000ac385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officeooo:rsid="0011d179" officeooo:paragraph-rsid="0011d179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weight="normal" officeooo:rsid="00134208" officeooo:paragraph-rsid="00134208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fo:font-weight="normal" officeooo:rsid="001438b0" officeooo:paragraph-rsid="001438b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38b0" officeooo:paragraph-rsid="001438b0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fo:font-weight="normal" officeooo:rsid="0014d7fa" officeooo:paragraph-rsid="0014d7f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d7fa" officeooo:paragraph-rsid="0014d7fa" style:font-weight-asian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weight="normal" officeooo:rsid="00172713" officeooo:paragraph-rsid="00172713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bold" officeooo:rsid="0002cd5c" officeooo:paragraph-rsid="0002cd5c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bold" officeooo:rsid="00039119" officeooo:paragraph-rsid="00039119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bold" officeooo:rsid="00063800" officeooo:paragraph-rsid="00063800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weight="bold" officeooo:rsid="000ac385" officeooo:paragraph-rsid="000ac385" style:font-weight-asian="bold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bold" officeooo:rsid="0011d179" officeooo:paragraph-rsid="0011d17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1d179" officeooo:paragraph-rsid="0011d179" style:font-weight-asian="bold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weight="bold" officeooo:rsid="00134208" officeooo:paragraph-rsid="0013420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34208" officeooo:paragraph-rsid="00134208" style:font-weight-asian="bold" style:font-weight-complex="bold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2pt" fo:font-weight="bold" officeooo:rsid="0014e3a1" officeooo:paragraph-rsid="0014e3a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4e3a1" officeooo:paragraph-rsid="0014e3a1" style:font-weight-asian="bold" style:font-weight-complex="bold"/>
    </style:style>
    <style:style style:name="P27" style:family="paragraph" style:parent-style-name="Standard" style:list-style-name="L7">
      <style:paragraph-properties fo:text-align="start" style:justify-single-word="false"/>
      <style:text-properties fo:font-size="12pt" fo:font-weight="bold" officeooo:rsid="0015295d" officeooo:paragraph-rsid="0015295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15295d" officeooo:paragraph-rsid="0015295d" style:font-weight-asian="bold" style:font-weight-complex="bold"/>
    </style:style>
    <style:style style:name="P29" style:family="paragraph" style:parent-style-name="Standard" style:list-style-name="L8">
      <style:paragraph-properties fo:text-align="start" style:justify-single-word="false"/>
      <style:text-properties fo:font-size="12pt" fo:font-weight="bold" officeooo:rsid="00172713" officeooo:paragraph-rsid="00172713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16f57" officeooo:paragraph-rsid="00116f57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1d179" officeooo:paragraph-rsid="0011d179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34208" officeooo:paragraph-rsid="00134208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438b0" officeooo:paragraph-rsid="001438b0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15295d" officeooo:paragraph-rsid="0015295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9119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c3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S Units</text:p>
      <text:p text:style-name="P3"/>
      <text:p text:style-name="P1">Absolute Units</text:p>
      <text:list xml:id="list2506214597" text:style-name="L1">
        <text:list-item>
          <text:p text:style-name="P4">Absolute units are those that are always the same in any context.</text:p>
          <text:list>
            <text:list-item>
              <text:p text:style-name="P17">px<text:span text:style-name="T2"> is an absolute unit because the size of a pixel does not change.</text:span></text:p>
            </text:list-item>
            <text:list-item>
              <text:p text:style-name="P18">px<text:span text:style-name="T1"> should be the only absolute unit you should be using for web projects.</text:span></text:p>
            </text:list-item>
          </text:list>
        </text:list-item>
      </text:list>
      <text:p text:style-name="P1"/>
      <text:p text:style-name="P1">Relative Units</text:p>
      <text:p text:style-name="P1"><text:tab/>em and rem</text:p>
      <text:list xml:id="list1380077394" text:style-name="L2">
        <text:list-item>
          <text:p text:style-name="P19">em<text:span text:style-name="T1"> and </text:span>rem<text:span text:style-name="T1"> refers to a font size. Prefer </text:span>rem<text:span text:style-name="T1">.</text:span></text:p>
          <text:list>
            <text:list-item>
              <text:p text:style-name="P19"><text:span text:style-name="T1">Relying on </text:span>em<text:span text:style-name="T1"> could mean that a particular size could change if the context changes.</text:span></text:p>
              <text:p text:style-name="P5"/>
            </text:list-item>
          </text:list>
        </text:list-item>
        <text:list-item>
          <text:p text:style-name="P19">em<text:span text:style-name="T1"> is the </text:span>font-size<text:span text:style-name="T1"> of an element (or the element's parent if you are using it to set </text:span>font-size<text:span text:style-name="T1">)</text:span></text:p>
          <text:list>
            <text:list-item>
              <text:p text:style-name="P19"><text:span text:style-name="T1">If an element's </text:span>font-size<text:span text:style-name="T1"> is 16px, then </text:span>4em<text:span text:style-name="T1"> will be </text:span>64px<text:span text:style-name="T1">.</text:span></text:p>
            </text:list-item>
          </text:list>
        </text:list-item>
      </text:list>
      <text:p text:style-name="P6"/>
      <text:list xml:id="list171617711977837" text:continue-numbering="true" text:style-name="L2">
        <text:list-item>
          <text:p text:style-name="P19">rem<text:span text:style-name="T1"> is the </text:span>font-size<text:span text:style-name="T1"> of the root element (either </text:span>root<text:span text:style-name="T1"> or </text:span>html<text:span text:style-name="T1">).</text:span></text:p>
          <text:list>
            <text:list-item>
              <text:p text:style-name="P19"><text:span text:style-name="T1">The math is the same as </text:span>em<text:span text:style-name="T1">. (4em == 64px, if font-size = 16px)</text:span></text:p>
            </text:list-item>
          </text:list>
        </text:list-item>
      </text:list>
      <text:p text:style-name="P6"/>
      <text:list xml:id="list171616216093213" text:continue-numbering="true" text:style-name="L2">
        <text:list-item>
          <text:p text:style-name="P19"><text:span text:style-name="T1">Using a relative size like </text:span>rem<text:span text:style-name="T1"> to define font sizes across your website is recommended.</text:span></text:p>
          <text:list>
            <text:list-item>
              <text:p text:style-name="P5">Many browsers allow users to change the base font-size to increase readability. Try to respect user's wishes.</text:p>
              <text:p text:style-name="P5"/>
            </text:list-item>
          </text:list>
        </text:list-item>
      </text:list>
      <text:p text:style-name="P1"><text:tab/>Viewport Units</text:p>
      <text:list xml:id="list1333763095" text:style-name="L3">
        <text:list-item>
          <text:p text:style-name="P7">The units <text:span text:style-name="T3">vh</text:span> and <text:span text:style-name="T3">vw</text:span><text:span text:style-name="T4"> relate to the size of the viewport.</text:span></text:p>
          <text:list>
            <text:list-item>
              <text:p text:style-name="P20">1vh<text:span text:style-name="T1"> is equal to </text:span>1%<text:span text:style-name="T1"> of the viewport height.</text:span></text:p>
            </text:list-item>
            <text:list-item>
              <text:p text:style-name="P20">1vw<text:span text:style-name="T1"> is equal to </text:span>1%<text:span text:style-name="T1"> of the viewport width.</text:span></text:p>
              <text:p text:style-name="P8"/>
            </text:list-item>
          </text:list>
        </text:list-item>
        <text:list-item>
          <text:p text:style-name="P8">Viewport relative is useful whenever you want something to be sized relative to the viewport.</text:p>
        </text:list-item>
      </text:list>
      <text:p text:style-name="P9"/>
      <text:p text:style-name="P31">Viewport Units</text:p>
      <text:list xml:id="list2457537440" text:style-name="L5">
        <text:list-item>
          <text:p text:style-name="P11">There are four units for viewport: <text:span text:style-name="T3">vw, vh, vmin, vmax</text:span></text:p>
          <text:list>
            <text:list-item>
              <text:p text:style-name="P23">Viewport Width (vw) : <text:span text:style-name="T1">A percentage of the full viewport width. 10vw will resolve to 10% of the current viewport width.</text:span></text:p>
            </text:list-item>
            <text:list-item>
              <text:p text:style-name="P23"><text:span text:style-name="T1">A % length is relative to the local context (containing element) width, while vw length is relative to the full width of the browser window.</text:span></text:p>
            </text:list-item>
          </text:list>
        </text:list-item>
        <text:list-item>
          <text:p text:style-name="P23">Viewport Height (vh) : <text:span text:style-name="T1">A percentage of the full viewport height. 10vh will resolve to 10% of the current viewport height.</text:span></text:p>
        </text:list-item>
        <text:list-item>
          <text:p text:style-name="P23">Viewport Minimum (vmin) : <text:span text:style-name="T1">A percentage of the viewport width or height, whichever is smaller. 10vmin will resolve to 10% of the current viewport width in portrait, and 10% of the viewport height on landscape orientations.</text:span></text:p>
        </text:list-item>
        <text:list-item>
          <text:p text:style-name="P23">Viewport Maximum (vmax) : <text:span text:style-name="T1">A percentage of the viewport width or height, whichever is larger. 10vmax will resolve to 10% of the current viewport height in portrait orientations, and 10% of the viewport height on landscape orientations.</text:span></text:p>
        </text:list-item>
      </text:list>
      <text:p text:style-name="P24"><text:span text:style-name="T1"/></text:p>
      <text:p text:style-name="P32">Responsive Typography</text:p>
      <text:list xml:id="list1758382179" text:style-name="L6">
        <text:list-item>
          <text:p text:style-name="P12"><text:soft-page-break/>Using viewport units for responsive typography (font-sizes growing and shrinking depending on current viewport size) is common.</text:p>
          <text:list>
            <text:list-item>
              <text:p text:style-name="P12">Using simple viewport units for font-size will scale very quickly (small to large fast).</text:p>
            </text:list-item>
          </text:list>
        </text:list-item>
      </text:list>
      <text:p text:style-name="P13"/>
      <text:list xml:id="list171617227618547" text:continue-numbering="true" text:style-name="L6">
        <text:list-item>
          <text:p text:style-name="P12">To control the growth rate, use minimum and maximums in combination with <text:span text:style-name="T3">calc()</text:span>.</text:p>
          <text:list>
            <text:list-item>
              <text:p text:style-name="P12">This lets you combine the base size in more steady units (16px increments) with a smaller viewport-relative adjustment (0.5vw) and let browser calculate font-size.</text:p>
            </text:list-item>
          </text:list>
        </text:list-item>
      </text:list>
      <text:p text:style-name="P13"/>
      <text:p text:style-name="P33">Full-Height Layouts, Hero Images, and Sticky Footers</text:p>
      <text:list xml:id="list2470225599" text:style-name="L7">
        <text:list-item>
          <text:p text:style-name="P14">In desktop-style full-height interface, the page is often broken into sections that scroll individually. Elements like headers, footers, and sidebars may remain in place at any size.</text:p>
          <text:list>
            <text:list-item>
              <text:p text:style-name="P14">Using <text:span text:style-name="T3">vh</text:span> units makes it simpler.</text:p>
            </text:list-item>
          </text:list>
        </text:list-item>
      </text:list>
      <text:p text:style-name="P15"/>
      <text:list xml:id="list171617731329156" text:continue-numbering="true" text:style-name="L7">
        <text:list-item>
          <text:p text:style-name="P14">By adding the <text:span text:style-name="T3">height: 100vh</text:span> declaration to the body element, it constrains your application to the height of the viewport.</text:p>
          <text:list>
            <text:list-item>
              <text:p text:style-name="P14">You must apply <text:span text:style-name="T3">overflow</text:span> values on internal elements, so content is not cut off.</text:p>
            </text:list-item>
            <text:list-item>
              <text:p text:style-name="P14">Full-height layouts may cause problems on mobile browsers.</text:p>
            </text:list-item>
          </text:list>
        </text:list-item>
      </text:list>
      <text:p text:style-name="P15"/>
      <text:list xml:id="list171616693770432" text:continue-numbering="true" text:style-name="L7">
        <text:list-item>
          <text:p text:style-name="P25">Sticky-footers<text:span text:style-name="T1"> can be created with a similar technique.</text:span></text:p>
          <text:list>
            <text:list-item>
              <text:p text:style-name="P25"><text:span text:style-name="T1">Change your </text:span>height: 100vh <text:span text:style-name="T1">to </text:span>min-height: 100vh<text:span text:style-name="T1">.</text:span></text:p>
            </text:list-item>
            <text:list-item>
              <text:p text:style-name="P25"><text:span text:style-name="T1">This causes the footer to stay in place at the bottom of your screen until it's pushed down by content.</text:span></text:p>
            </text:list-item>
          </text:list>
        </text:list-item>
      </text:list>
      <text:p text:style-name="P26"><text:span text:style-name="T1"/></text:p>
      <text:list xml:id="list171616515146628" text:continue-numbering="true" text:style-name="L7">
        <text:list-item>
          <text:p text:style-name="P27"><text:span text:style-name="T1">By changing the maximum-height of various elements, you can achieve full-screen sections that wont disappear when scrolling.</text:span></text:p>
        </text:list-item>
      </text:list>
      <text:p text:style-name="P28"><text:span text:style-name="T1"/></text:p>
      <text:p text:style-name="P34">Fluid Aspect Ratios</text:p>
      <text:list xml:id="list4193210904" text:style-name="L8">
        <text:list-item>
          <text:p text:style-name="P16">It may be important to constrain height-to-width ratio of an element. This is good for embeded content, such as videos and pictures.</text:p>
          <text:list>
            <text:list-item>
              <text:p text:style-name="P16">To make a video full-screen, you can set the height relative to the full viewport width:</text:p>
              <text:list>
                <text:list-item>
                  <text:p text:style-name="P29">width: 100vw; height: calc(100vw * (9/16);</text:p>
                </text:list-item>
              </text:list>
            </text:list-item>
          </text:list>
        </text:list-item>
        <text:list-item>
          <text:p text:style-name="P16">Using <text:span text:style-name="T3">vmin</text:span> for all font-sizes means that the content will scale with changes in both the container height and width.</text:p>
        </text:list-item>
        <text:list-item>
          <text:p text:style-name="P16"/>
        </text:list-item>
      </text:list>
      <text:p text:style-name="P9"/>
      <text:p text:style-name="P30">TLDR:</text:p>
      <text:list xml:id="list3157266550" text:style-name="L4">
        <text:list-item>
          <text:p text:style-name="P10">Use <text:span text:style-name="T3">rem</text:span> for font-size and <text:span text:style-name="T3">px</text:span> for everything else.</text:p>
          <text:list>
            <text:list-item>
              <text:p text:style-name="P21">em<text:span text:style-name="T1"> is not worth using and may cause confusing size-related bugs.</text:span></text:p>
            </text:list-item>
          </text:list>
        </text:list-item>
        <text:list-item>
          <text:p text:style-name="P21"><text:span text:style-name="T1">All padding and margin scale inside the relative card with the font. </text:span></text:p>
        </text:list-item>
        <text:list-item>
          <text:p text:style-name="P21"><text:span text:style-name="T1">Use relative units to define font-size for user accessibility.</text:span></text:p>
          <text:list>
            <text:list-item>
              <text:p text:style-name="P21"><text:span text:style-name="T1">If you are using </text:span>rem<text:span text:style-name="T1"> then it is preferred to use pixels for elements such as margin and padding.</text:span></text:p>
            </text:list-item>
          </text:list>
        </text:list-item>
      </text:list>
      <text:p text:style-name="P22"><text:span text:style-name="T1"/></text:p>
      <text:p text:style-name="P2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7:54:19.574957664</meta:creation-date>
    <dc:date>2022-02-15T17:16:15.638164951</dc:date>
    <meta:editing-duration>PT59M30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740" meta:character-count="4125" meta:non-whitespace-character-count="3482"/>
  </office:meta>
</office:document-meta>
</file>